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2"/>
    <style:style style:name="P2" style:family="paragraph" style:parent-style-name="Text_20_body" style:list-style-name="L2">
      <style:paragraph-properties fo:margin-top="0cm" fo:margin-bottom="0cm" style:contextual-spacing="false"/>
    </style:style>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4">
      <style:text-properties officeooo:paragraph-rsid="0018e7a2"/>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5">
      <style:text-properties officeooo:paragraph-rsid="0018e7a2"/>
    </style:style>
    <style:style style:name="P9" style:family="paragraph" style:parent-style-name="Text_20_body" style:list-style-name="L6"/>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style style:name="P18" style:family="paragraph" style:parent-style-name="Text_20_body" style:list-style-name="L10">
      <style:paragraph-properties fo:margin-top="0cm" fo:margin-bottom="0cm" style:contextual-spacing="false"/>
    </style:style>
    <style:style style:name="P19" style:family="paragraph" style:parent-style-name="Text_20_body" style:list-style-name="L11"/>
    <style:style style:name="P20" style:family="paragraph" style:parent-style-name="Text_20_body" style:list-style-name="L11">
      <style:paragraph-properties fo:margin-top="0cm" fo:margin-bottom="0cm" style:contextual-spacing="false"/>
    </style:style>
    <style:style style:name="P21" style:family="paragraph" style:parent-style-name="Text_20_body">
      <style:paragraph-properties>
        <style:tab-stops/>
      </style:paragraph-properties>
      <style:text-properties officeooo:paragraph-rsid="0016defb"/>
    </style:style>
    <style:style style:name="T1" style:family="text">
      <style:text-properties officeooo:rsid="0016defb"/>
    </style:style>
    <style:style style:name="T2" style:family="text">
      <style:text-properties fo:font-weight="normal" style:font-weight-asian="normal" style:font-weight-complex="normal"/>
    </style:style>
    <style:style style:name="T3" style:family="text">
      <style:text-properties fo:font-weight="normal" officeooo:rsid="0016defb" style:font-weight-asian="normal" style:font-weight-complex="normal"/>
    </style:style>
    <style:style style:name="T4" style:family="text">
      <style:text-properties fo:font-weight="normal" officeooo:rsid="0017530f"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8e7a2" style:font-weight-asian="bold" style:font-weight-complex="bold"/>
    </style:style>
    <style:style style:name="T7" style:family="text">
      <style:text-properties officeooo:rsid="0017530f"/>
    </style:style>
    <style:style style:name="T8" style:family="text">
      <style:text-properties officeooo:rsid="001806f6"/>
    </style:style>
    <style:style style:name="T9" style:family="text">
      <style:text-properties officeooo:rsid="0018e7a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1. Description générale du projet</text:span></text:h>
      <text:h text:style-name="Heading_20_3" text:outline-level="3"><text:span text:style-name="Strong_20_Emphasis">1.1 Origine du projet</text:span></text:h>
      <text:p text:style-name="Text_20_body">La chaîne de librairies <text:span text:style-name="T1">Vallès Lire </text:span>a été fondée il y a cinq ans et possède actuellement <text:span text:style-name="Strong_20_Emphasis"><text:span text:style-name="T2">dix magasins physiques</text:span></text:span> répartis sur le territoire national. Son ambition est de proposer une large gamme de livres aux clients tout en améliorant son accessibilité et sa gestion interne. Cependant, son site internet actuel ne sert que de <text:span text:style-name="Strong_20_Emphasis"><text:span text:style-name="T2">vitrine</text:span></text:span>, empêchant toute transaction en ligne. <text:span text:style-name="T1">Le fait que les personnes doivent se rendre dans une librairie pour effectuer leur achats</text:span> limite fortement <text:span text:style-name="T1">le</text:span> potentiel de croissance et entraîne des <text:span text:style-name="Strong_20_Emphasis"><text:span text:style-name="T2">problèmes de gestion des stocks</text:span></text:span> et de coordination entre les magasins.</text:p>
      <text:h text:style-name="Heading_20_3" text:outline-level="3"><text:span text:style-name="Strong_20_Emphasis">1.2 Situation existante</text:span></text:h>
      <text:p text:style-name="P21">À ce jour,<text:span text:style-name="T2"> </text:span><text:span text:style-name="Strong_20_Emphasis"><text:span text:style-name="T3">Vallès Lire</text:span></text:span><text:span text:style-name="T2"> </text:span>fonctionne avec un système de gestion <text:span text:style-name="Strong_20_Emphasis"><text:span text:style-name="T2">localisé par magasin</text:span></text:span>, sans connexion centralisée entre les différentes boutiques. Cela <text:span text:style-name="T1">a pour conséquence d’une mauvaise </text:span><text:span text:style-name="Strong_20_Emphasis"><text:span text:style-name="T2">Gestion des stocks </text:span></text:span><text:span text:style-name="Strong_20_Emphasis"><text:span text:style-name="T3">car</text:span></text:span> chaque magasin gère son stock indépendamment <text:span text:style-name="T1">des autres magasins</text:span>, ce qui provoque des ruptures non anticipées et des surstocks. <text:span text:style-name="T1">Cela provoque également un m</text:span><text:span text:style-name="Strong_20_Emphasis"><text:span text:style-name="T2">anque de coordination</text:span></text:span><text:span text:style-name="T2"> </text:span><text:span text:style-name="T3">car en</text:span> l’absence de synchronisation entre les magasins <text:span text:style-name="T1">cela a un impact sur</text:span> la gestion des commandes et transferts. <text:span text:style-name="T1">Aussi le fait </text:span><text:span text:style-name="T7">que le Site internet ne soit qu’une vitrine, elle </text:span><text:span text:style-name="Strong_20_Emphasis"><text:span text:style-name="T2">limit</text:span></text:span><text:span text:style-name="Strong_20_Emphasis"><text:span text:style-name="T4">e</text:span></text:span> les clients <text:span text:style-name="T7">qui ne peuvent </text:span>que consulter le catalogue sans possibilité d’acheter ou réserver en ligne. <text:span text:style-name="T7">C’est pourquoi en</text:span> l’absence de plateforme e-commerce et d’une gestion des ventes peu optimisée <text:span text:style-name="T7">leur chiffre d’affaires est en baisse et limite grandement leur développement.</text:span></text:p>
      <text:h text:style-name="Heading_20_3" text:outline-level="3"><text:span text:style-name="Strong_20_Emphasis">1.3 Identification du besoin</text:span></text:h>
      <text:p text:style-name="Text_20_body">Pour remédier à ces problèmes et moderniser son fonctionnement, l’entreprise souhaite développer une <text:span text:style-name="Strong_20_Emphasis"><text:span text:style-name="T2">application centralisée</text:span></text:span> qui devra :</text:p>
      <text:list text:style-name="L2">
        <text:list-item>
          <text:p text:style-name="P2"><text:span text:style-name="Strong_20_Emphasis">Gérer les stocks en temps réel</text:span> pour éviter les ruptures et optimiser l’approvisionnement. </text:p>
        </text:list-item>
        <text:list-item>
          <text:p text:style-name="P2"><text:span text:style-name="Strong_20_Emphasis">Synchroniser les ventes physiques et en ligne</text:span>, afin de garantir une meilleure visibilité des produits. </text:p>
        </text:list-item>
        <text:list-item>
          <text:p text:style-name="P2"><text:span text:style-name="Strong_20_Emphasis">Intégrer une plateforme e-commerce</text:span>, permettant aux clients d’acheter ou de réserver des livres en ligne. </text:p>
        </text:list-item>
        <text:list-item>
          <text:p text:style-name="P2"><text:span text:style-name="Strong_20_Emphasis">Faciliter la gestion des commandes et transferts de stock</text:span> entre les magasins. </text:p>
        </text:list-item>
        <text:list-item>
          <text:p text:style-name="P2"><text:span text:style-name="Strong_20_Emphasis">Offrir une interface intuitive pour les vendeurs et administrateurs</text:span>, améliorant ainsi l’efficacité du personnel. </text:p>
        </text:list-item>
        <text:list-item>
          <text:p text:style-name="P1"><text:span text:style-name="Strong_20_Emphasis">Mettre en place un module analytique</text:span>, afin de suivre les ventes et anticiper les tendances du marché. </text:p>
        </text:list-item>
      </text:list>
      <text:h text:style-name="Heading_20_3" text:outline-level="3"><text:span text:style-name="Strong_20_Emphasis">1.4 Impacts stratégiques</text:span></text:h>
      <text:p text:style-name="Text_20_body">La mise en place de cette application permettra de :</text:p>
      <text:list text:style-name="L3">
        <text:list-item>
          <text:p text:style-name="P4"><text:span text:style-name="Strong_20_Emphasis">Augmenter le chiffre d’affaires</text:span> grâce à la vente en ligne et une meilleure gestion des stocks. </text:p>
        </text:list-item>
        <text:list-item>
          <text:p text:style-name="P4"><text:span text:style-name="Strong_20_Emphasis">Renforcer la fidélisation client</text:span> en offrant une expérience d’achat plus fluide et personnalisée <text:span text:style-name="T7">défiant leur potentiel concurrent</text:span>. </text:p>
        </text:list-item>
        <text:list-item>
          <text:p text:style-name="P4"><text:span text:style-name="Strong_20_Emphasis">Optimiser la gestion des magasins</text:span>, en centralisant les opérations et en évitant les pertes liées aux erreurs de stock <text:span text:style-name="T7">faisant gagner du temps a tous les employé</text:span>. </text:p>
        </text:list-item>
        <text:list-item>
          <text:p text:style-name="P3"><text:soft-page-break/><text:span text:style-name="Strong_20_Emphasis">Faciliter l’expansion de l’entreprise</text:span>, en rendant plus simple l’intégration de nouveaux magasins au réseau <text:span text:style-name="T7">sans pour autant perturbés les autres magasins</text:span>. </text:p>
        </text:list-item>
      </text:list>
      <text:h text:style-name="Heading_20_3" text:outline-level="3"><text:span text:style-name="Strong_20_Emphasis">1.5 Impacts managériaux</text:span></text:h>
      <text:p text:style-name="Text_20_body">Ce projet entraînera plusieurs changements dans l’organisation interne :</text:p>
      <text:list text:style-name="L4">
        <text:list-item>
          <text:p text:style-name="P5"><text:span text:style-name="Strong_20_Emphasis">Modernisation des outils de travail</text:span>, facilitant la gestion pour les vendeurs et responsables<text:span text:style-name="T9">.</text:span></text:p>
        </text:list-item>
        <text:list-item>
          <text:p text:style-name="P5"><text:span text:style-name="Strong_20_Emphasis">Meilleure coordination entre les magasins </text:span><text:span text:style-name="Strong_20_Emphasis"><text:span text:style-name="T9">et de la gestion des stocks</text:span></text:span>, grâce à un système centralisé. </text:p>
        </text:list-item>
        <text:list-item>
          <text:p text:style-name="P5"><text:span text:style-name="Strong_20_Emphasis">Réduction des erreurs humaines</text:span>, via l’automatisation de certaines tâches (commandes, suivi des stocks, gestion des clients). </text:p>
        </text:list-item>
        <text:list-item>
          <text:p text:style-name="P6"><text:span text:style-name="Strong_20_Emphasis">Formation du personnel </text:span><text:span text:style-name="Strong_20_Emphasis"><text:span text:style-name="T9">et temps d’adaptation </text:span></text:span>à l’utilisation de la nouvelle plateforme. </text:p>
        </text:list-item>
      </text:list>
      <text:h text:style-name="Heading_20_3" text:outline-level="3"><text:span text:style-name="Strong_20_Emphasis">1.6 Impacts techniques</text:span></text:h>
      <text:p text:style-name="Text_20_body">Le développement de cette application nécessitera :</text:p>
      <text:list text:style-name="L5">
        <text:list-item>
          <text:p text:style-name="P7"><text:span text:style-name="Strong_20_Emphasis">Une base de données centralisée</text:span>, permettant la mise à jour des stocks et ventes en temps réel. </text:p>
        </text:list-item>
        <text:list-item>
          <text:p text:style-name="P7"><text:span text:style-name="Strong_20_Emphasis">Une application web et mobile ergonomique</text:span>, compatible avec les principaux navigateurs et systèmes d’exploitation (iOS, Android). </text:p>
        </text:list-item>
        <text:list-item>
          <text:p text:style-name="P7"><text:span text:style-name="Strong_20_Emphasis">Une API de communication</text:span>, pour synchroniser les données entre magasins et le site e-commerce. </text:p>
        </text:list-item>
        <text:list-item>
          <text:p text:style-name="P7"><text:span text:style-name="Strong_20_Emphasis">Un module analytique</text:span>, fournissant des statistiques détaillées sur les ventes et tendances. </text:p>
        </text:list-item>
        <text:list-item>
          <text:p text:style-name="P8"><text:span text:style-name="Strong_20_Emphasis">Une architecture sécurisée</text:span>, garantissant la protection des données clients et commerciales.</text:p>
        </text:list-item>
        <text:list-item>
          <text:p text:style-name="P8"><text:span text:style-name="T6">Un budget</text:span><text:span text:style-name="T9">, pour le développement de cette base centralisée ainsi que celui du site e-commerce .</text:span></text:p>
        </text:list-item>
      </text:list>
      <text:p text:style-name="Horizontal_20_Line"/>
      <text:h text:style-name="Heading_20_2" text:outline-level="2"><text:span text:style-name="Strong_20_Emphasis">2. Spécifications applicatives de l’application informatique</text:span></text:h>
      <text:h text:style-name="Heading_20_3" text:outline-level="3"><text:span text:style-name="Strong_20_Emphasis">2.1 Description fonctionnelle générale</text:span></text:h>
      <text:p text:style-name="Text_20_body">L’application se compose de <text:span text:style-name="Strong_20_Emphasis">deux modules principaux</text:span> :</text:p>
      <text:h text:style-name="Heading_20_4" text:outline-level="4"><text:span text:style-name="Strong_20_Emphasis">A. Module Administratif (Réservé aux employés et gestionnaires)</text:span></text:h>
      <text:p text:style-name="Text_20_body"><text:span text:style-name="Strong_20_Emphasis"><text:span text:style-name="T12">Fonctionnalités principales</text:span></text:span><text:span text:style-name="T12"> :</text:span></text:p>
      <text:list text:style-name="L6">
        <text:list-item>
          <text:p text:style-name="P10">Gestion des stocks (ajout, mise à jour, suppression, suivi des ruptures). </text:p>
        </text:list-item>
        <text:list-item>
          <text:p text:style-name="P10">Gestion des ventes en magasin et en ligne. </text:p>
        </text:list-item>
        <text:list-item>
          <text:p text:style-name="P10">Gestion des utilisateurs (employés, clients, administrateurs). </text:p>
        </text:list-item>
        <text:list-item>
          <text:p text:style-name="P10">Administration du catalogue de livres (ajout de nouveaux ouvrages, mise à jour des prix et descriptions). </text:p>
        </text:list-item>
        <text:list-item>
          <text:p text:style-name="P10">Gestion des commandes (expéditions, retours, transferts entre magasins). </text:p>
        </text:list-item>
        <text:list-item>
          <text:p text:style-name="P9">Génération de <text:span text:style-name="Strong_20_Emphasis">rapports financiers et statistiques</text:span>. </text:p>
        </text:list-item>
      </text:list>
      <text:h text:style-name="Heading_20_4" text:outline-level="4"><text:soft-page-break/><text:span text:style-name="Strong_20_Emphasis">B. Module Client (Accès public)</text:span></text:h>
      <text:p text:style-name="Text_20_body"><text:span text:style-name="Strong_20_Emphasis"><text:span text:style-name="T12">Fonctionnalités principales</text:span></text:span><text:span text:style-name="T12"> :</text:span></text:p>
      <text:list text:style-name="L7">
        <text:list-item>
          <text:p text:style-name="P12">Consultation du <text:span text:style-name="Strong_20_Emphasis">catalogue de livres</text:span> (titre, auteur, description, prix, photos). </text:p>
        </text:list-item>
        <text:list-item>
          <text:p text:style-name="P12"><text:span text:style-name="Strong_20_Emphasis">Recherche avancée</text:span> (par titre, auteur, catégorie, mot-clé). </text:p>
        </text:list-item>
        <text:list-item>
          <text:p text:style-name="P12"><text:span text:style-name="Strong_20_Emphasis">Achat en ligne</text:span> avec livraison ou retrait en magasin. </text:p>
        </text:list-item>
        <text:list-item>
          <text:p text:style-name="P12"><text:span text:style-name="Strong_20_Emphasis">Réservation</text:span> d’un livre en stock. </text:p>
        </text:list-item>
        <text:list-item>
          <text:p text:style-name="P12">Accès à l’<text:span text:style-name="Strong_20_Emphasis">historique des achats et commandes</text:span>. </text:p>
        </text:list-item>
        <text:list-item>
          <text:p text:style-name="P11"><text:span text:style-name="Strong_20_Emphasis">Recommandations personnalisées</text:span> basées sur les préférences d’achat. </text:p>
        </text:list-item>
      </text:list>
      <text:p text:style-name="Horizontal_20_Line"/>
      <text:h text:style-name="Heading_20_3" text:outline-level="3"><text:span text:style-name="Strong_20_Emphasis">2.2 Contenu des écrans et interfaces utilisateur</text:span></text:h>
      <text:p text:style-name="Text_20_body">L’application devra proposer une interface <text:span text:style-name="Strong_20_Emphasis">ergonomique et intuitive</text:span>, adaptée aux différents types d’utilisateurs :</text:p>
      <text:p text:style-name="Text_20_body"><text:s/><text:span text:style-name="Strong_20_Emphasis"><text:span text:style-name="T12">Pour les administrateurs et vendeurs</text:span></text:span><text:span text:style-name="T12"> :</text:span></text:p>
      <text:list text:style-name="L8">
        <text:list-item>
          <text:p text:style-name="P14"><text:span text:style-name="Strong_20_Emphasis">Tableau de bord</text:span> : aperçu des stocks, ventes et performances en temps réel. </text:p>
        </text:list-item>
        <text:list-item>
          <text:p text:style-name="P14"><text:span text:style-name="Strong_20_Emphasis">Page de gestion des stocks</text:span> : ajout, modification, consultation des disponibilités. </text:p>
        </text:list-item>
        <text:list-item>
          <text:p text:style-name="P14"><text:span text:style-name="Strong_20_Emphasis">Interface de gestion des commandes</text:span> : validation, suivi, transfert entre magasins. </text:p>
        </text:list-item>
        <text:list-item>
          <text:p text:style-name="P13"><text:span text:style-name="Strong_20_Emphasis">Édition des statistiques et rapports</text:span> : graphiques et indicateurs de performance. </text:p>
        </text:list-item>
      </text:list>
      <text:p text:style-name="Text_20_body"><text:s/><text:span text:style-name="Strong_20_Emphasis"><text:span text:style-name="T12">Pour les clients</text:span></text:span><text:span text:style-name="T12"> :</text:span></text:p>
      <text:list text:style-name="L9">
        <text:list-item>
          <text:p text:style-name="P16"><text:span text:style-name="Strong_20_Emphasis">Page d’accueil dynamique</text:span>, mettant en avant les nouveautés et promotions. </text:p>
        </text:list-item>
        <text:list-item>
          <text:p text:style-name="P16"><text:span text:style-name="Strong_20_Emphasis">Catalogue de livres</text:span>, avec filtres et système de recherche avancée. </text:p>
        </text:list-item>
        <text:list-item>
          <text:p text:style-name="P16"><text:span text:style-name="Strong_20_Emphasis">Page produit détaillée</text:span>, avec résumé, images, avis clients et options d’achat. </text:p>
        </text:list-item>
        <text:list-item>
          <text:p text:style-name="P16"><text:span text:style-name="Strong_20_Emphasis">Panier et paiement sécurisé</text:span>, avec suivi des commandes. </text:p>
        </text:list-item>
        <text:list-item>
          <text:p text:style-name="P15"><text:span text:style-name="Strong_20_Emphasis">Espace personnel</text:span>, permettant de voir l’historique d’achats et gérer ses informations. </text:p>
        </text:list-item>
      </text:list>
      <text:p text:style-name="Text_20_body">L’interface sera <text:span text:style-name="Strong_20_Emphasis">disponible en plusieurs langues</text:span>, et s’adaptera aussi bien aux <text:span text:style-name="Strong_20_Emphasis">écrans d’ordinateurs</text:span> qu’aux <text:span text:style-name="Strong_20_Emphasis">appareils mobiles</text:span>.</text:p>
      <text:p text:style-name="Horizontal_20_Line"/>
      <text:h text:style-name="Heading_20_3" text:outline-level="3"><text:span text:style-name="Strong_20_Emphasis">2.3 Contenu des bases de données et transactions informatiques</text:span></text:h>
      <text:p text:style-name="Text_20_body">L’application reposera sur une <text:span text:style-name="Strong_20_Emphasis">base de données centralisée</text:span>, synchronisée en temps réel entre les magasins et le site e-commerce.</text:p>
      <text:p text:style-name="Text_20_body">✅ <text:span text:style-name="Strong_20_Emphasis">Tables principales de la base de données</text:span> :</text:p>
      <text:list text:style-name="L10">
        <text:list-item>
          <text:p text:style-name="P18"><text:span text:style-name="Strong_20_Emphasis">Livres</text:span> : (ID, titre, auteur, description, stock, prix, catégorie, image). </text:p>
        </text:list-item>
        <text:list-item>
          <text:p text:style-name="P18"><text:span text:style-name="Strong_20_Emphasis">Utilisateurs</text:span> : (ID, nom, email, mot de passe, rôle). </text:p>
        </text:list-item>
        <text:list-item>
          <text:p text:style-name="P18"><text:span text:style-name="Strong_20_Emphasis">Commandes</text:span> : (ID, client, date, statut, total, mode de livraison). </text:p>
        </text:list-item>
        <text:list-item>
          <text:p text:style-name="P18"><text:span text:style-name="Strong_20_Emphasis">Stocks</text:span> : (ID magasin, ID livre, quantité). </text:p>
        </text:list-item>
        <text:list-item>
          <text:p text:style-name="P17"><text:span text:style-name="Strong_20_Emphasis">Transactions</text:span> : (ID, type de transaction, date, montant). </text:p>
        </text:list-item>
      </text:list>
      <text:p text:style-name="Text_20_body">✅ <text:span text:style-name="Strong_20_Emphasis">Transactions et flux de données</text:span> :</text:p>
      <text:list text:style-name="L11">
        <text:list-item>
          <text:p text:style-name="P20"><text:span text:style-name="Strong_20_Emphasis">Mise à jour automatique des stocks</text:span> après chaque achat ou transfert. </text:p>
        </text:list-item>
        <text:list-item>
          <text:p text:style-name="P20"><text:span text:style-name="Strong_20_Emphasis">Vérification de disponibilité en temps réel</text:span> pour éviter la survente. </text:p>
        </text:list-item>
        <text:list-item>
          <text:p text:style-name="P20"><text:soft-page-break/><text:span text:style-name="Strong_20_Emphasis">Enregistrement des commandes et paiements</text:span>, avec génération d’une facture. </text:p>
        </text:list-item>
        <text:list-item>
          <text:p text:style-name="P19"><text:span text:style-name="Strong_20_Emphasis">Gestion des retours et remboursements</text:span> en fonction des conditions de vent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14:50:42.021735071</meta:creation-date>
    <dc:date>2025-03-19T15:25:27.655889537</dc:date>
    <meta:editing-duration>PT13M51S</meta:editing-duration>
    <meta:editing-cycles>4</meta:editing-cycles>
    <meta:generator>LibreOffice/24.2.7.2$Linux_X86_64 LibreOffice_project/420$Build-2</meta:generator>
    <meta:document-statistic meta:table-count="0" meta:image-count="0" meta:object-count="0" meta:page-count="4" meta:paragraph-count="79" meta:word-count="1064" meta:character-count="7035" meta:non-whitespace-character-count="6052"/>
  </office:meta>
</office:document-meta>
</file>